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 loext:decorative="false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496cm" fo:min-width="4.422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botto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7" draw:marker-end-width="0.3cm" draw:fill="none" draw:textarea-vertical-align="botto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0.61cm" fo:min-width="3.944cm" loext:decorative="false"/>
      <style:paragraph-properties style:writing-mode="lr-tb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1.183cm" fo:min-width="3.882cm" loext:decorative="false"/>
      <style:paragraph-properties style:writing-mode="lr-tb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2.616cm" fo:min-width="3.728cm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0.425cm" fo:min-width="0.142cm" loext:decorative="false"/>
    </style:style>
    <style:style style:name="gr14" style:family="graphic" style:parent-style-name="standard">
      <style:graphic-properties svg:stroke-color="#000000" draw:fill-color="#000000" draw:opacity="100%" draw:opacity-name="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-color="#000000" draw:opacity="0%"/>
      <style:paragraph-properties fo:text-align="center"/>
    </style:style>
    <style:style style:name="P10" style:family="paragraph">
      <loext:graphic-properties draw:fill-color="#000000" draw:opacity="100%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11.278cm" svg:y="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9.842cm" svg:height="3.492cm" svg:x="6.674cm" svg:y="8.315cm">
          <text:p text:style-name="P2">Log In Successfu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4" draw:layer="layout" svg:x1="11.595cm" svg:y1="5.457cm" svg:x2="11.595cm" svg:y2="6.41cm">
          <text:p/>
        </draw:line>
        <draw:line draw:style-name="gr4" draw:text-style-name="P4" draw:layer="layout" svg:x1="11.595cm" svg:y1="7.362cm" svg:x2="11.595cm" svg:y2="8.315cm">
          <text:p/>
        </draw:line>
        <draw:line draw:style-name="gr5" draw:text-style-name="P6" draw:layer="layout" svg:x1="11.595cm" svg:y1="11.807cm" svg:x2="11.595cm" svg:y2="14.03cm">
          <text:p text:style-name="P5"><text:span text:style-name="T1"/></text:p>
        </draw:line>
        <draw:line draw:style-name="gr6" draw:text-style-name="P4" draw:layer="layout" svg:x1="11.595cm" svg:y1="15.617cm" svg:x2="11.595cm" svg:y2="16.252cm">
          <text:p/>
        </draw:line>
        <draw:connector draw:style-name="gr7" draw:text-style-name="P4" draw:layer="layout" svg:x1="6.674cm" svg:y1="10.061cm" svg:x2="9.327cm" svg:y2="6.886cm" draw:start-shape="id1" draw:start-glue-point="5" draw:end-shape="id2" draw:end-glue-point="3" svg:d="M6674 10061h-501v-3175h3154" svg:viewBox="0 0 3155 3176">
          <text:p text:style-name="P2"/>
        </draw:connector>
        <draw:frame draw:style-name="gr8" draw:text-style-name="P8" draw:layer="layout" svg:width="1.588cm" svg:height="0.962cm" svg:x="6.962cm" svg:y="6.11cm">
          <draw:text-box>
            <text:p text:style-name="P7"><text:span text:style-name="T2">No</text:span></text:p>
          </draw:text-box>
        </draw:frame>
        <draw:frame draw:style-name="gr8" draw:text-style-name="P8" draw:layer="layout" svg:width="1.588cm" svg:height="0.962cm" draw:transform="rotate (-1.5707963267949) translate (12.43cm 11.924cm)">
          <draw:text-box>
            <text:p text:style-name="P7"><text:span text:style-name="T2">Yes</text:span></text:p>
          </draw:text-box>
        </draw:frame>
        <draw:line draw:style-name="gr9" draw:text-style-name="P4" draw:layer="layout" svg:x1="11.595cm" svg:y1="19.427cm" svg:x2="11.595cm" svg:y2="20.062cm">
          <text:p/>
        </draw:line>
        <draw:custom-shape draw:style-name="gr10" draw:text-style-name="P3" xml:id="id2" draw:id="id2" draw:layer="layout" svg:width="4.536cm" svg:height="0.952cm" svg:x="9.327cm" svg:y="6.41cm">
          <text:p text:style-name="P2">Log 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536cm" svg:height="1.587cm" svg:x="9.327cm" svg:y="14.03cm">
          <text:p text:style-name="P2">Upload Ques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4.536cm" svg:height="3.174cm" svg:x="9.327cm" svg:y="16.253cm">
          <text:p text:style-name="P2">Download Compiled Ques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0.906cm" svg:height="0.953cm" svg:x="11.142cm" svg:y="20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318cm" svg:height="0.318cm" svg:x="11.436cm" svg:y="20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7T18:34:42.722000000</meta:creation-date>
    <dc:date>2024-05-17T19:39:40.605000000</dc:date>
    <meta:editing-duration>PT2M12S</meta:editing-duration>
    <meta:editing-cycles>1</meta:editing-cycles>
    <meta:document-statistic meta:object-count="15"/>
    <meta:generator>LibreOffice/24.2.3.2$Windows_X86_64 LibreOffice_project/433d9c2ded56988e8a90e6b2e771ee4e6a5ab2ba</meta:generator>
  </office:meta>
</office:document-meta>
</file>